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2" svg:font-family="Roboto" style:font-adornments="Light" style:font-pitch="variable"/>
    <style:font-face style:name="Roboto" svg:font-family="Roboto" style:font-adornments="Medium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1080*"/>
    </style:style>
    <style:style style:name="ACTIVITIES.C" style:family="table-column">
      <style:table-column-properties style:column-width="4.5347in" style:rel-column-width="6530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1080*"/>
    </style:style>
    <style:style style:name="PROJECTS.C" style:family="table-column">
      <style:table-column-properties style:column-width="4.5333in" style:rel-column-width="6528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1080*"/>
    </style:style>
    <style:style style:name="ADVANCED_5f_TRAININGS.C" style:display-name="ADVANCED_TRAININGS.C" style:family="table-column">
      <style:table-column-properties style:column-width="4.5347in" style:rel-column-width="6530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Table1" style:family="table">
      <style:table-properties style:width="6.0347in" fo:margin-left="0in" fo:margin-right="0.0049in" table:align="margins"/>
    </style:style>
    <style:style style:name="Table1.A" style:family="table-column">
      <style:table-column-properties style:column-width="0.75in" style:rel-column-width="1080*"/>
    </style:style>
    <style:style style:name="Table1.C" style:family="table-column">
      <style:table-column-properties style:column-width="4.5347in" style:rel-column-width="6530*"/>
    </style:style>
    <style:style style:name="Table1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Table1.C1" style:family="table-cell">
      <style:table-cell-properties fo:background-color="#1e5a96" fo:padding="0.0382in" fo:border="1pt solid #1e5a96">
        <style:background-image/>
      </style:table-cell-properties>
    </style:style>
    <style:style style:name="Table1.A2" style:family="table-cell">
      <style:table-cell-properties fo:padding="0.0382in" fo:border-left="1pt solid #1e5a96" fo:border-right="none" fo:border-top="none" fo:border-bottom="1pt solid #1e5a96"/>
    </style:style>
    <style:style style:name="Table1.B2" style:family="table-cell">
      <style:table-cell-properties fo:padding="0.0382in" fo:border-left="1pt solid #1e5a96" fo:border-right="none" fo:border-top="none" fo:border-bottom="1pt solid #1e5a96"/>
    </style:style>
    <style:style style:name="Table1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2" officeooo:paragraph-rsid="00f08541"/>
    </style:style>
    <style:style style:name="P4" style:family="paragraph" style:parent-style-name="Standard">
      <style:text-properties style:font-name="Roboto Light2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3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3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3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3" fo:font-size="10pt" fo:language="de" fo:country="CH" officeooo:rsid="011ce462" officeooo:paragraph-rsid="011ce462" style:font-name-asian="Times New Roman" style:font-size-asian="10pt"/>
    </style:style>
    <style:style style:name="P15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6" style:family="paragraph" style:parent-style-name="Standard">
      <style:text-properties style:use-window-font-color="true" style:font-name="Roboto Light3" fo:font-size="10pt" fo:language="de" fo:country="CH" officeooo:rsid="0104dc05" officeooo:paragraph-rsid="0104dc05" fo:background-color="transparent" style:font-name-asian="Times New Roman" style:font-size-asian="10pt"/>
    </style:style>
    <style:style style:name="P17" style:family="paragraph" style:parent-style-name="Standard">
      <style:text-properties style:use-window-font-color="true" style:font-name="Roboto Light3" fo:font-size="10pt" fo:language="de" fo:country="CH" officeooo:rsid="01087dfd" officeooo:paragraph-rsid="01087dfd" fo:background-color="transparent" style:font-name-asian="Times New Roman" style:font-size-asian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3" officeooo:rsid="00eb31a2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3" officeooo:rsid="00f08541" officeooo:paragraph-rsid="01017a94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Roboto Light3" officeooo:rsid="0107e24f" officeooo:paragraph-rsid="0107e24f"/>
    </style:style>
    <style:style style:name="P21" style:family="paragraph" style:parent-style-name="Standard">
      <style:text-properties style:use-window-font-color="true" style:font-name="Roboto Light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2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2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3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3" officeooo:rsid="00bdb8ba" officeooo:paragraph-rsid="01017a94" fo:background-color="transparent"/>
    </style:style>
    <style:style style:name="P29" style:family="paragraph" style:parent-style-name="Standard">
      <style:text-properties style:font-name="Roboto Light"/>
    </style:style>
    <style:style style:name="P30" style:family="paragraph" style:parent-style-name="Standard">
      <style:paragraph-properties fo:text-align="start" style:justify-single-word="false"/>
      <style:text-properties style:font-name="Roboto Light"/>
    </style:style>
    <style:style style:name="P31" style:family="paragraph" style:parent-style-name="Standard">
      <style:text-properties style:font-name="Humnst777 Lt BT1" officeooo:rsid="00c36693" officeooo:paragraph-rsid="00c36693"/>
    </style:style>
    <style:style style:name="P32" style:family="paragraph" style:parent-style-name="Standard">
      <style:paragraph-properties fo:text-align="center" style:justify-single-word="false"/>
      <style:text-properties fo:color="#000000" style:font-name="Roboto Light" officeooo:rsid="00e2c7c1" officeooo:paragraph-rsid="00f232fc"/>
    </style:style>
    <style:style style:name="P33" style:family="paragraph" style:parent-style-name="Standard">
      <style:text-properties fo:color="#ffffff" style:font-name="Roboto" fo:font-weight="normal" officeooo:rsid="00e9a044" officeooo:paragraph-rsid="00e9a044" style:font-weight-asian="normal" style:font-weight-complex="normal"/>
    </style:style>
    <style:style style:name="P34" style:family="paragraph" style:parent-style-name="Standard">
      <style:text-properties fo:color="#ffffff" style:font-name="Roboto" fo:font-weight="normal" officeooo:rsid="0097b405" officeooo:paragraph-rsid="0097b405" style:font-weight-asian="normal" style:font-weight-complex="normal"/>
    </style:style>
    <style:style style:name="P35" style:family="paragraph" style:parent-style-name="Standard">
      <style:text-properties fo:color="#ffffff" style:font-name="Roboto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6" style:family="paragraph" style:parent-style-name="Standard">
      <style:text-properties fo:color="#ffffff" style:font-name="Roboto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officeooo:paragraph-rsid="01017a94"/>
    </style:style>
    <style:style style:name="P41" style:family="paragraph" style:parent-style-name="Standard">
      <style:text-properties officeooo:rsid="00d493c0" officeooo:paragraph-rsid="01087dfd"/>
    </style:style>
    <style:style style:name="P42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3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4" style:family="paragraph" style:parent-style-name="Small">
      <style:text-properties style:font-name="Roboto Light3"/>
    </style:style>
    <style:style style:name="P45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6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54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3" fo:font-size="14pt" officeooo:rsid="0046e7d8" officeooo:paragraph-rsid="0046e7d8" style:font-size-asian="14pt" style:font-size-complex="14pt"/>
    </style:style>
    <style:style style:name="P55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6" style:family="paragraph" style:parent-style-name="Roboto_20_light">
      <style:text-properties officeooo:paragraph-rsid="01017a94"/>
    </style:style>
    <style:style style:name="P57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8" style:family="paragraph" style:parent-style-name="Heading_20_1">
      <style:text-properties officeooo:rsid="00f08541" officeooo:paragraph-rsid="01087dfd"/>
    </style:style>
    <style:style style:name="P59" style:family="paragraph" style:parent-style-name="Heading_20_1">
      <style:text-properties officeooo:paragraph-rsid="01017a94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Standard" style:master-page-name="PITC_5f_title_5f_page">
      <style:paragraph-properties style:page-number="auto"/>
      <style:text-properties style:font-name="Roboto Light"/>
    </style:style>
    <style:style style:name="P6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3" officeooo:rsid="004a6425" officeooo:paragraph-rsid="004a6425" fo:background-color="transparent"/>
    </style:style>
    <style:style style:name="P63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3" officeooo:rsid="011ce462" officeooo:paragraph-rsid="011ce462" fo:background-color="transparen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3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officeooo:rsid="008d6042"/>
    </style:style>
    <style:style style:name="T5" style:family="text">
      <style:text-properties officeooo:rsid="000ee956"/>
    </style:style>
    <style:style style:name="T6" style:family="text">
      <style:text-properties style:font-name="Roboto Slab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ed9e3a"/>
    </style:style>
    <style:style style:name="T9" style:family="text">
      <style:text-properties style:font-name="Roboto Light2" fo:font-size="9pt" fo:background-color="transparent" loext:char-shading-value="0" style:font-size-asian="9pt" style:font-size-complex="9pt"/>
    </style:style>
    <style:style style:name="T10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1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project_shortid" text:anchor-type="page" text:anchor-page-number="1" svg:x="2.4555in" svg:y="1.0945in" svg:width="0.6472in" draw:z-index="1">
        <draw:text-box fo:min-height="0.3126in">
          <text:p text:style-name="P31">[PROJECT]</text:p>
        </draw:text-box>
      </draw:frame>
      <draw:frame draw:style-name="fr2" draw:name="pitc_org_unit" text:anchor-type="page" text:anchor-page-number="1" svg:x="3.4701in" svg:y="1.1in" svg:width="0.6772in" draw:z-index="2">
        <draw:text-box fo:min-height="0.3126in">
          <text:p text:style-name="P31">[SECTION]</text:p>
        </draw:text-box>
      </draw:frame>
      <draw:frame draw:style-name="fr3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Frame7" text:anchor-type="page" text:anchor-page-number="1" svg:x="3.4701in" svg:y="0.9299in" svg:width="0.7681in" draw:z-index="4">
        <draw:text-box fo:min-height="0.1744in">
          <text:p text:style-name="P44">Bereichskürzel</text:p>
        </draw:text-box>
      </draw:frame>
      <draw:frame draw:style-name="fr2" draw:name="pitc_customer_shortid" text:anchor-type="page" text:anchor-page-number="1" svg:x="1.4665in" svg:y="1.1in" svg:width="0.6547in" draw:z-index="5">
        <draw:text-box fo:min-height="0.3126in">
          <text:p text:style-name="P31">[CLIENT]</text:p>
        </draw:text-box>
      </draw:frame>
      <draw:frame draw:style-name="fr5" draw:name="Frame6" text:anchor-type="page" text:anchor-page-number="1" svg:x="2.4555in" svg:y="0.9209in" svg:width="0.7681in" draw:z-index="6">
        <draw:text-box fo:min-height="0.1744in">
          <text:p text:style-name="P44">Projektkürzel</text:p>
        </draw:text-box>
      </draw:frame>
      <draw:frame draw:style-name="fr6" draw:name="pitc_subject" text:anchor-type="page" text:anchor-page-number="1" svg:x="1.4528in" svg:y="2.2417in" svg:width="6.0602in" draw:z-index="7">
        <draw:text-box fo:min-height="0.4862in">
          <text:p text:style-name="P55">Cur<text:span text:style-name="T8">r</text:span>iculum Vitae</text:p>
        </draw:text-box>
      </draw:frame>
      <text:p text:style-name="P61"/>
      <text:p text:style-name="P29"/>
      <text:p text:style-name="P29"/>
      <text:p text:style-name="P30"/>
      <text:p text:style-name="P54">[TITLE_FUNCTION]</text:p>
      <text:p text:style-name="P29"/>
      <text:p text:style-name="P29"><draw:frame draw:style-name="fr1" draw:name="pitc_abstract" text:anchor-type="paragraph" svg:x="-0.1272in" svg:y="0.0138in" svg:width="6.3547in" draw:z-index="0"><draw:text-box fo:min-height="0.9563in"><text:p text:style-name="P53">Der vorliegende Lebenslauf ist nur für die Empfängerfirma bestimmt. </text:p></draw:text-box></draw:frame></text:p>
      <text:p text:style-name="P32"><text:span text:style-name="T9">erstellt am </text:span><text:span text:style-name="T10">[DATE]</text:span></text:p>
      <text:p text:style-name="P29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1 <text:s text:c="3"/>Personalien<text:tab/>2</text:p>
          <text:p text:style-name="P57">2 <text:s text:c="3"/>Kernkompetenzen<text:tab/>2</text:p>
          <text:p text:style-name="P57">3 <text:s text:c="3"/>Stationen<text:tab/>2</text:p>
          <text:p text:style-name="P57">4 <text:s text:c="3"/>Projekte<text:tab/>2</text:p>
          <text:p text:style-name="P57">5 <text:s text:c="3"/>Weiterbildung (Schulungen, Kurse, Konferenzen, Referate)<text:tab/>2</text:p>
          <text:p text:style-name="P57">6 <text:s text:c="3"/>Ausbildung<text:tab/>2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0" text:outline-level="1"><text:bookmark-start text:name="__RefHeading___Toc1707_3603873402"/><text:span text:style-name="T6">Personalien</text:span> <text:bookmark-end text:name="__RefHeading___Toc1707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1767692448" text:style-name="L1">
                <text:list-header>
                  <text:p text:style-name="P62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4">Sprachkenntnisse</text:p>
          </table:table-cell>
          <table:table-cell table:style-name="tbl-profile.B2" office:value-type="string">
            <text:list xml:id="list154828504806292" text:continue-numbering="true" text:style-name="L1">
              <text:list-header>
                <text:p text:style-name="P63">[LANGUAGES]</text:p>
              </text:list-header>
            </text:list>
          </table:table-cell>
        </table:table-row>
      </table:table>
      <text:h text:style-name="Heading_20_1" text:outline-level="1"><text:bookmark-start text:name="__RefHeading___Toc1709_3603873402"/>Kernkompetenzen<text:bookmark-end text:name="__RefHeading___Toc1709_3603873402"/></text:h>
      <text:p text:style-name="P41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39">Kategorie</text:p>
            </table:table-cell>
            <table:table-cell table:style-name="COMPETENCES.B1" office:value-type="string">
              <text:p text:style-name="P39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7">[COMPETENCE]</text:p>
          </table:table-cell>
        </table:table-row>
      </table:table>
      <text:h text:style-name="P58" text:outline-level="1"><text:bookmark-start text:name="__RefHeading___Toc1711_3603873402"/>Stationen<text:bookmark-end text:name="__RefHeading___Toc1711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5">Von</text:p>
            </table:table-cell>
            <table:table-cell table:style-name="ACTIVITIES.A1" office:value-type="string">
              <text:p text:style-name="P35">Bis</text:p>
            </table:table-cell>
            <table:table-cell table:style-name="ACTIVITIES.C1" office:value-type="string">
              <text:p text:style-name="P37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6">[ACTIVITY]</text:p>
          </table:table-cell>
        </table:table-row>
      </table:table>
      <text:h text:style-name="P59" text:outline-level="1"><text:bookmark-start text:name="__RefHeading___Toc1713_3603873402"/>Projekte<text:bookmark-end text:name="__RefHeading___Toc1713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5">Von</text:p>
            </table:table-cell>
            <table:table-cell table:style-name="PROJECTS.A1" office:value-type="string">
              <text:p text:style-name="P35">Bis</text:p>
            </table:table-cell>
            <table:table-cell table:style-name="PROJECTS.C1" office:value-type="string">
              <text:p text:style-name="P38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6">[MONTH_TO][YEAR_TO]</text:p>
          </table:table-cell>
          <table:table-cell table:style-name="PROJECTS.C2" office:value-type="string">
            <text:p text:style-name="P25">[PROJECT_TITLE]</text:p>
            <text:p text:style-name="P15"/>
            <text:p text:style-name="P24">Projektbeschreibung</text:p>
            <text:p text:style-name="P40">[PROJECT_DESCRIPTION]</text:p>
            <text:p text:style-name="P26"/>
            <text:p text:style-name="P24">Rolle und Aufgaben im Projekt</text:p>
            <text:p text:style-name="P40">[PROJECT_ROLE]</text:p>
            <text:p text:style-name="P26"/>
            <text:p text:style-name="P24">Eingesetzte Technologien und Methoden</text:p>
            <text:p text:style-name="P40">[PROJECT_TECHNOLOGY]</text:p>
          </table:table-cell>
        </table:table-row>
      </table:table>
      <text:h text:style-name="P59" text:outline-level="1"><text:bookmark-start text:name="__RefHeading___Toc1715_3603873402"/>Weiterbildung (Schulungen, Kurse, Konferenzen, Referate)<text:bookmark-end text:name="__RefHeading___Toc1715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5">Von</text:p>
            </table:table-cell>
            <table:table-cell table:style-name="ADVANCED_5f_TRAININGS.A1" office:value-type="string">
              <text:p text:style-name="P35">Bis</text:p>
            </table:table-cell>
            <table:table-cell table:style-name="ADVANCED_5f_TRAININGS.C1" office:value-type="string">
              <text:p text:style-name="P36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8">[MONTH_FROM][YEAR_FROM]</text:p>
            <text:p text:style-name="P19"/>
          </table:table-cell>
          <table:table-cell table:style-name="ADVANCED_5f_TRAININGS.B2" office:value-type="string">
            <text:p text:style-name="P18">[MONTH_TO][YEAR_TO]</text:p>
          </table:table-cell>
          <table:table-cell table:style-name="ADVANCED_5f_TRAININGS.C2" office:value-type="string">
            <text:p text:style-name="P28">[ADVANCED_TRAINING]</text:p>
          </table:table-cell>
        </table:table-row>
      </table:table>
      <text:h text:style-name="Heading_20_1" text:outline-level="1"><text:bookmark-start text:name="__RefHeading___Toc1717_3603873402"/>Ausbildung<text:bookmark-end text:name="__RefHeading___Toc1717_3603873402"/></text:h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P33">Von</text:p>
            </table:table-cell>
            <table:table-cell table:style-name="Table1.A1" office:value-type="string">
              <text:p text:style-name="P33">Bis</text:p>
            </table:table-cell>
            <table:table-cell table:style-name="Table1.C1" office:value-type="string">
              <text:p text:style-name="P34">A<text:span text:style-name="T7">usbildung</text:span></text:p>
            </table:table-cell>
          </table:table-row>
        </table:table-header-rows>
        <table:table-row>
          <table:table-cell table:style-name="Table1.A2" office:value-type="string">
            <text:p text:style-name="P20">[MONTH_FROM][YEAR_FR<text:soft-page-break/>OM]</text:p>
          </table:table-cell>
          <table:table-cell table:style-name="Table1.B2" office:value-type="string">
            <text:p text:style-name="P20">[MONTH_TO][YEAR_T<text:soft-page-break/>O]</text:p>
          </table:table-cell>
          <table:table-cell table:style-name="Table1.C2" office:value-type="string">
            <text:p text:style-name="P27">[EDUCATION]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1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2" svg:font-family="Roboto" style:font-adornments="Light" style:font-pitch="variable"/>
    <style:font-face style:name="Roboto" svg:font-family="Roboto" style:font-adornments="Medium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Roboto Light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3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07" number:language="de" number:country="CH" number:title="User-defined">
      <number:year number:style="long"/>
      <number:month number:style="long"/>
      <number:day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2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3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3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officeooo:rsid="008d6042"/>
    </style:style>
    <style:style style:name="MT6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4-02T15:48:27.831213413">20210402</text:date></text:span><text:span text:style-name="MT1">w</text:span><text:span text:style-name="MT1"><text:word-count>185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 loext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5">3</text:span>7, <text:span text:style-name="MT6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05-02T15:05:33.445849133</meta:creation-date>
    <meta:editing-cycles>171</meta:editing-cycles>
    <meta:editing-duration>PT11H24M2S</meta:editing-duration>
    <dc:date>2021-04-02T15:48:27.747185186</dc:date>
    <dc:title>Curriculum Vitae</dc:title>
    <meta:document-statistic meta:table-count="7" meta:image-count="1" meta:object-count="0" meta:page-count="3" meta:paragraph-count="85" meta:word-count="185" meta:character-count="1488" meta:non-whitespace-character-count="1365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